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1.016cm" svg:x="1.762cm" svg:y="14.335cm">
          <draw:text-box>
            <text:p>example.txt</text:p>
          </draw:text-box>
        </draw:frame>
        <draw:custom-shape draw:style-name="gr4" draw:text-style-name="P4" draw:layer="layout" svg:width="1.143cm" svg:height="1.143cm" svg:x="5.699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207cm" svg:height="1.016cm" svg:x="1cm" svg:y="12.303cm">
          <draw:text-box>
            <text:p>bad_example.t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43:43.790291000</dc:date>
    <dc:creator>Herb Peyerl</dc:creator>
    <meta:editing-duration>PT26M59S</meta:editing-duration>
    <meta:editing-cycles>8</meta:editing-cycles>
    <meta:generator>LibreOffice/5.1.4.2$MacOSX_X86_64 LibreOffice_project/f99d75f39f1c57ebdd7ffc5f42867c12031db97a</meta:generator>
    <meta:document-statistic meta:object-count="19"/>
  </office:meta>
</office:document-meta>
</file>